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332ca5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f82c7a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6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7" style:family="paragraph" style:parent-style-name="Footnote">
      <style:text-properties fo:language="en" fo:country="GB" officeooo:paragraph-rsid="10762a52" fo:background-color="transparent"/>
    </style:style>
    <style:style style:name="P28" style:family="paragraph" style:parent-style-name="Standard">
      <style:text-properties fo:language="en" fo:country="GB" officeooo:rsid="10048e31" officeooo:paragraph-rsid="104e2670"/>
    </style:style>
    <style:style style:name="P29" style:family="paragraph" style:parent-style-name="Standard">
      <style:text-properties fo:language="en" fo:country="GB" officeooo:rsid="1035cc54" officeooo:paragraph-rsid="1035cc54"/>
    </style:style>
    <style:style style:name="P30" style:family="paragraph" style:parent-style-name="Standard">
      <style:text-properties fo:language="en" fo:country="GB" officeooo:paragraph-rsid="0fcd2b2a"/>
    </style:style>
    <style:style style:name="P31" style:family="paragraph" style:parent-style-name="Standard">
      <style:text-properties fo:language="en" fo:country="GB" officeooo:rsid="10b5b188" officeooo:paragraph-rsid="10b5b188"/>
    </style:style>
    <style:style style:name="P32" style:family="paragraph" style:parent-style-name="Footnote">
      <style:text-properties fo:language="en" fo:country="GB" officeooo:paragraph-rsid="10f6af6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e2a40f4"/>
    </style:style>
    <style:style style:name="P39" style:family="paragraph" style:parent-style-name="Footnote">
      <style:text-properties officeooo:rsid="043ccc66" officeooo:paragraph-rsid="0f40045a"/>
    </style:style>
    <style:style style:name="P40" style:family="paragraph" style:parent-style-name="Footnote">
      <style:text-properties officeooo:rsid="043ccc66" officeooo:paragraph-rsid="0f4dc0dc"/>
    </style:style>
    <style:style style:name="P4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8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10efd6be"/>
    </style:style>
    <style:style style:name="P61" style:family="paragraph" style:parent-style-name="Standard">
      <style:text-properties officeooo:rsid="0dde9a1c" officeooo:paragraph-rsid="10f16eb7"/>
    </style:style>
    <style:style style:name="P62" style:family="paragraph" style:parent-style-name="Standard">
      <style:text-properties officeooo:paragraph-rsid="0fc35f88"/>
    </style:style>
    <style:style style:name="P63" style:family="paragraph" style:parent-style-name="Standard">
      <style:text-properties officeooo:paragraph-rsid="0fc8b815"/>
    </style:style>
    <style:style style:name="P64" style:family="paragraph" style:parent-style-name="Standard">
      <style:text-properties officeooo:paragraph-rsid="0fdc0816"/>
    </style:style>
    <style:style style:name="P65" style:family="paragraph" style:parent-style-name="Standard">
      <style:text-properties officeooo:paragraph-rsid="0fd655f2"/>
    </style:style>
    <style:style style:name="P66" style:family="paragraph" style:parent-style-name="Standard">
      <style:text-properties officeooo:paragraph-rsid="0ff397b4"/>
    </style:style>
    <style:style style:name="P67" style:family="paragraph" style:parent-style-name="Standard">
      <style:text-properties officeooo:paragraph-rsid="0ff3c339"/>
    </style:style>
    <style:style style:name="P68" style:family="paragraph" style:parent-style-name="Standard">
      <style:paragraph-properties fo:text-align="center" style:justify-single-word="false"/>
      <style:text-properties officeooo:paragraph-rsid="0cc50ec9"/>
    </style:style>
    <style:style style:name="P69" style:family="paragraph" style:parent-style-name="Standard">
      <style:paragraph-properties fo:text-align="center" style:justify-single-word="false"/>
      <style:text-properties officeooo:paragraph-rsid="0c8b5238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c21b9"/>
    </style:style>
    <style:style style:name="P72" style:family="paragraph" style:parent-style-name="Standard">
      <style:paragraph-properties fo:text-align="center" style:justify-single-word="false"/>
      <style:text-properties officeooo:paragraph-rsid="0cc5fe5b"/>
    </style:style>
    <style:style style:name="P73" style:family="paragraph" style:parent-style-name="Standard">
      <style:paragraph-properties fo:text-align="center" style:justify-single-word="false"/>
      <style:text-properties officeooo:paragraph-rsid="0e38fc62"/>
    </style:style>
    <style:style style:name="P74" style:family="paragraph" style:parent-style-name="Standard">
      <style:paragraph-properties fo:text-align="center" style:justify-single-word="false"/>
      <style:text-properties officeooo:paragraph-rsid="10178c94"/>
    </style:style>
    <style:style style:name="P75" style:family="paragraph" style:parent-style-name="Standard">
      <style:paragraph-properties fo:text-align="center" style:justify-single-word="false"/>
      <style:text-properties officeooo:paragraph-rsid="1035cc54"/>
    </style:style>
    <style:style style:name="P76" style:family="paragraph" style:parent-style-name="Standard">
      <style:paragraph-properties fo:text-align="center" style:justify-single-word="false"/>
      <style:text-properties officeooo:paragraph-rsid="10b9c618"/>
    </style:style>
    <style:style style:name="P77" style:family="paragraph" style:parent-style-name="Standard">
      <style:paragraph-properties fo:text-align="center" style:justify-single-word="false"/>
      <style:text-properties officeooo:paragraph-rsid="0fd58c4e"/>
    </style:style>
    <style:style style:name="P78" style:family="paragraph" style:parent-style-name="Footnote">
      <style:text-properties officeooo:paragraph-rsid="106e520e"/>
    </style:style>
    <style:style style:name="P79" style:family="paragraph" style:parent-style-name="Standard">
      <style:text-properties officeooo:paragraph-rsid="10bbbb58"/>
    </style:style>
    <style:style style:name="P80" style:family="paragraph" style:parent-style-name="Standard">
      <style:text-properties officeooo:paragraph-rsid="10bc5bd9"/>
    </style:style>
    <style:style style:name="P81" style:family="paragraph" style:parent-style-name="Standard">
      <style:text-properties officeooo:paragraph-rsid="10c2a301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101b90cf"/>
    </style:style>
    <style:style style:name="P84" style:family="paragraph" style:parent-style-name="Standard">
      <style:text-properties officeooo:paragraph-rsid="0fad1a3f"/>
    </style:style>
    <style:style style:name="P8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Standard">
      <style:text-properties officeooo:paragraph-rsid="10e21512"/>
    </style:style>
    <style:style style:name="P87" style:family="paragraph" style:parent-style-name="Standard">
      <style:text-properties officeooo:paragraph-rsid="10e2ce20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10ff6070"/>
    </style:style>
    <style:style style:name="P92" style:family="paragraph" style:parent-style-name="Standard">
      <style:text-properties officeooo:paragraph-rsid="0c819a59"/>
    </style:style>
    <style:style style:name="P93" style:family="paragraph" style:parent-style-name="Standard">
      <style:text-properties officeooo:paragraph-rsid="0e8aa5aa"/>
    </style:style>
    <style:style style:name="P94" style:family="paragraph" style:parent-style-name="Standard">
      <style:text-properties officeooo:paragraph-rsid="0cb27039"/>
    </style:style>
    <style:style style:name="P95" style:family="paragraph" style:parent-style-name="Standard">
      <style:text-properties officeooo:paragraph-rsid="0a0f8417"/>
    </style:style>
    <style:style style:name="P96" style:family="paragraph" style:parent-style-name="Footnote">
      <style:text-properties fo:language="en" fo:country="GB" officeooo:paragraph-rsid="111295f6"/>
    </style:style>
    <style:style style:name="P97" style:family="paragraph" style:parent-style-name="Footnote">
      <style:text-properties fo:language="en" fo:country="GB" officeooo:paragraph-rsid="1119d951"/>
    </style:style>
    <style:style style:name="P98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9" style:family="paragraph" style:parent-style-name="Standard" style:list-style-name="L1">
      <style:paragraph-properties fo:break-before="page"/>
      <style:text-properties officeooo:paragraph-rsid="0fd655f2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687f2"/>
    </style:style>
    <style:style style:name="P104" style:family="paragraph" style:parent-style-name="Standard">
      <style:text-properties officeooo:paragraph-rsid="110e8852"/>
    </style:style>
    <style:style style:name="P105" style:family="paragraph" style:parent-style-name="Standard">
      <style:text-properties officeooo:paragraph-rsid="11148f75"/>
    </style:style>
    <style:style style:name="P106" style:family="paragraph" style:parent-style-name="Standard">
      <style:text-properties officeooo:paragraph-rsid="111687f2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style:font-size-asian="12pt" style:font-size-complex="12pt"/>
    </style:style>
    <style:style style:name="T9" style:family="text">
      <style:text-properties style:font-name="Liberation Sans" fo:font-size="12pt" fo:language="en" fo:country="GB" officeooo:rsid="0d1ec96e" style:font-size-asian="12pt" style:font-size-complex="12pt"/>
    </style:style>
    <style:style style:name="T10" style:family="text">
      <style:text-properties style:font-name="Liberation Sans" fo:font-size="12pt" fo:language="en" fo:country="GB" officeooo:rsid="0ff397b4" style:font-size-asian="12pt" style:font-size-complex="12pt"/>
    </style:style>
    <style:style style:name="T11" style:family="text">
      <style:text-properties style:font-name="Liberation Sans" fo:font-size="12pt" fo:language="en" fo:country="GB" officeooo:rsid="10eaa619" style:font-size-asian="12pt" style:font-size-complex="12pt"/>
    </style:style>
    <style:style style:name="T12" style:family="text">
      <style:text-properties style:font-name="Liberation Sans" fo:font-size="12pt" fo:language="en" fo:country="GB" officeooo:rsid="10ed2f72" style:font-size-asian="12pt" style:font-size-complex="12pt"/>
    </style:style>
    <style:style style:name="T13" style:family="text">
      <style:text-properties style:font-name="Liberation Sans" fo:font-size="12pt" fo:language="en" fo:country="GB" officeooo:rsid="110298af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20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e88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1082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1687f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dfc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dfc4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10dfc4b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48f7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officeooo:rsid="1111d37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officeooo:rsid="111295f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officeooo:rsid="110e885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officeooo:rsid="1111f32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officeooo:rsid="1116fa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202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2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4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9" style:family="text">
      <style:text-properties fo:font-size="10pt" style:font-size-asian="10pt" style:font-size-complex="10pt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style:text-underline-style="none" officeooo:rsid="0673d7fc"/>
    </style:style>
    <style:style style:name="T24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0" style:family="text">
      <style:text-properties style:text-line-through-style="none" style:text-line-through-type="none" style:font-name="Liberation Sans" style:text-underline-style="none" officeooo:rsid="0b0f3a36"/>
    </style:style>
    <style:style style:name="T251" style:family="text">
      <style:text-properties style:text-line-through-style="none" style:text-line-through-type="none" style:text-underline-style="none" officeooo:rsid="0673d7fc"/>
    </style:style>
    <style:style style:name="T252" style:family="text">
      <style:text-properties style:text-line-through-style="none" style:text-line-through-type="none" style:text-underline-style="none" officeooo:rsid="0673d7fc" style:font-name-asian="OpenSymbol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style:text-underline-style="none"/>
    </style:style>
    <style:style style:name="T25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9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60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61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62" style:family="text">
      <style:text-properties fo:language="en" fo:country="GB" officeooo:rsid="10d28a1c"/>
    </style:style>
    <style:style style:name="T263" style:family="text">
      <style:text-properties fo:language="en" fo:country="GB" officeooo:rsid="10b6b930"/>
    </style:style>
    <style:style style:name="T264" style:family="text">
      <style:text-properties fo:language="en" fo:country="GB" officeooo:rsid="10a19599"/>
    </style:style>
    <style:style style:name="T265" style:family="text">
      <style:text-properties officeooo:rsid="102b859b"/>
    </style:style>
    <style:style style:name="T266" style:family="text">
      <style:text-properties officeooo:rsid="1035cc54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officeooo:rsid="10b6b930"/>
    </style:style>
    <style:style style:name="T283" style:family="text">
      <style:text-properties officeooo:rsid="10d28a1c"/>
    </style:style>
    <style:style style:name="T284" style:family="text">
      <style:text-properties officeooo:rsid="10eaa619"/>
    </style:style>
    <style:style style:name="T285" style:family="text">
      <style:text-properties style:font-size-asian="11pt" style:font-size-complex="11pt"/>
    </style:style>
    <style:style style:name="T286" style:family="text">
      <style:text-properties officeooo:rsid="103b85c2"/>
    </style:style>
    <style:style style:name="T287" style:family="text">
      <style:text-properties officeooo:rsid="10d41620"/>
    </style:style>
    <style:style style:name="T288" style:family="text">
      <style:text-properties officeooo:rsid="10d6f80d"/>
    </style:style>
    <style:style style:name="T289" style:family="text">
      <style:text-properties officeooo:rsid="10d824d6"/>
    </style:style>
    <style:style style:name="T290" style:family="text">
      <style:text-properties officeooo:rsid="110e8852"/>
    </style:style>
    <style:style style:name="T291" style:family="text">
      <style:text-properties officeooo:rsid="1111d378"/>
    </style:style>
    <style:style style:name="T292" style:family="text">
      <style:text-properties officeooo:rsid="1111f322"/>
    </style:style>
    <style:style style:name="T293" style:family="text">
      <style:text-properties officeooo:rsid="11127414"/>
    </style:style>
    <style:style style:name="T294" style:family="text">
      <style:text-properties officeooo:rsid="111295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8"><text:span text:style-name="T193">Checklist for installing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T195"><text:note text:id="ftn1" text:note-class="footnote"><text:note-citation>1</text:note-citation><text:note-body><text:p text:style-name="P15"><text:span text:style-name="T270">This </text:span><text:span text:style-name="T276"><text:user-field-get text:name="Distro">Debian</text:user-field-get></text:span><text:span text:style-name="T271"><text:s/></text:span><text:span text:style-name="T275"><text:user-field-get text:name="Version">12</text:user-field-get></text:span><text:span text:style-name="T275"><text:s/>Desktop</text:span><text:span text:style-name="T270"> from </text:span><text:span text:style-name="T272">June </text:span><text:span text:style-name="T274">11</text:span><text:span text:style-name="T280">th</text:span><text:span text:style-name="T274">,</text:span><text:span text:style-name="T270"> </text:span><text:span text:style-name="T279"><text:user-field-get text:name="Releaseyear">2023</text:user-field-get></text:span><text:span text:style-name="T270"><text:s/>is supported for 5 years until </text:span><text:span text:style-name="T273">June </text:span><text:span text:style-name="T274">30</text:span><text:span text:style-name="T280">th</text:span><text:span text:style-name="T274">,</text:span><text:span text:style-name="T270"> </text:span><text:span text:style-name="T189">202</text:span><text:span text:style-name="T191">8</text:span><text:span text:style-name="T190">.</text:span></text:p></text:note-body></text:note></text:span><text:span text:style-name="T196"><text:s/></text:span><text:span text:style-name="T198">Desktop</text:span><text:span text:style-name="T197">.</text:span></text:p>
      <text:p text:style-name="P44"><text:span text:style-name="Strong_20_Emphasis"><text:span text:style-name="T93"/></text:span></text:p>
      <text:p text:style-name="P52"><text:span text:style-name="Strong_20_Emphasis"><text:span text:style-name="T147"/></text:span></text:p>
      <text:p text:style-name="P88">Fill in the text box after &lt;...&gt;</text:p>
      <text:p text:style-name="Standard"><text:span text:style-name="T255">&lt;</text:span><text:span text:style-name="T256">user</text:span><text:span text:style-name="T255">&gt;</text:span><text:span text:style-name="T214"><text:tab/></text:span><text:span text:style-name="T213"> <text:tab/><text:tab/><text:tab/><text:tab/> </text:span><text:span text:style-name="T215"><draw:control text:anchor-type="as-char" svg:y="-0.4cm" draw:z-index="14" draw:name="Gebruiker 1" draw:style-name="gr2" draw:text-style-name="P108" svg:width="6.002cm" svg:height="0.5cm" draw:control="control13"><svg:title>Gebruiker</svg:title><svg:desc>Volledige naam, bijv. Jan Stek</svg:desc></draw:control></text:span><text:span text:style-name="T215"><text:tab/></text:span><text:span text:style-name="T219">e.</text:span><text:span text:style-name="T220">g.</text:span><text:span text:style-name="T209"> </text:span><text:span text:style-name="T210">J</text:span><text:span text:style-name="T211">oh</text:span><text:span text:style-name="T210">n </text:span><text:span text:style-name="T212">Doe</text:span></text:p>
      <text:p text:style-name="P91"><text:span text:style-name="T237">&lt;</text:span><text:span text:style-name="T238">user</text:span><text:span text:style-name="T18">na</text:span><text:span text:style-name="T19">me&gt;</text:span><text:span text:style-name="T206"><text:tab/><text:tab/><text:tab/> </text:span><text:span text:style-name="T206"><draw:control text:anchor-type="as-char" svg:y="-0.4cm" draw:z-index="15" draw:name="Gberuikersnaam 2" draw:style-name="gr2" draw:text-style-name="P108" svg:width="6.002cm" svg:height="0.5cm" draw:control="control14"><svg:title>Gebruikersnaam</svg:title><svg:desc>Korte naam, bijv. jan</svg:desc></draw:control></text:span><text:span text:style-name="T206"><text:tab/></text:span><text:span text:style-name="T207">e.</text:span><text:span text:style-name="T208">g.</text:span><text:span text:style-name="T5"> </text:span><text:span text:style-name="T176">j</text:span><text:span text:style-name="T177">oh</text:span><text:span text:style-name="T176">n</text:span></text:p>
      <text:p text:style-name="Standard"><text:span text:style-name="T18">&lt;</text:span><text:span text:style-name="T20">computername</text:span><text:span text:style-name="T19">&gt;</text:span><text:span text:style-name="T222"><text:tab/> </text:span><text:span text:style-name="T8"><draw:control text:anchor-type="as-char" svg:y="-0.4cm" draw:z-index="16" draw:name="Computernaam 1" draw:style-name="gr2" draw:text-style-name="P108" svg:width="6.002cm" svg:height="0.5cm" draw:control="control15"><svg:title>Computernaam</svg:title><svg:desc>Unieke naam van de computer</svg:desc></draw:control></text:span><text:span text:style-name="T8"><text:tab/></text:span><text:span text:style-name="T11">e.</text:span><text:span text:style-name="T12">g.</text:span><text:span text:style-name="T223"> </text:span><text:span text:style-name="T228">pc02</text:span></text:p>
      <text:p text:style-name="P55"><text:span text:style-name="T229">&lt;</text:span><text:span text:style-name="T234">user</text:span><text:span text:style-name="T229">&gt;</text:span><text:span text:style-name="T227"><text:tab/><text:tab/></text:span><text:span text:style-name="T213"> <text:tab/><text:tab/><text:tab/> </text:span><text:span text:style-name="T215"><draw:control text:anchor-type="as-char" svg:y="-0.4cm" draw:z-index="17" draw:name="Gebruiker 2" draw:style-name="gr2" draw:text-style-name="P108" svg:width="6.002cm" svg:height="0.5cm" draw:control="control16"><svg:title>Gebruiker</svg:title><svg:desc>Volledige naam, bijv. Jan Stek</svg:desc></draw:control></text:span><text:span text:style-name="T215"><text:tab/></text:span><text:span text:style-name="T220">i</text:span><text:span text:style-name="T219">.</text:span><text:span text:style-name="T220">e</text:span><text:span text:style-name="T219">.</text:span><text:span text:style-name="T216"> </text:span><text:span text:style-name="T218">additional </text:span><text:span text:style-name="T217">user</text:span><text:span text:style-name="T221">s</text:span></text:p>
      <text:p text:style-name="P91"><text:span text:style-name="T229">&lt;</text:span><text:span text:style-name="T234">user</text:span><text:span text:style-name="T235">n</text:span><text:span text:style-name="T230">a</text:span><text:span text:style-name="T231">me&gt;</text:span><text:span text:style-name="T229"><text:tab/><text:tab/><text:tab/> </text:span><text:span text:style-name="T229"><draw:control text:anchor-type="as-char" svg:y="-0.4cm" draw:z-index="18" draw:name="Gberuikersnaam 1" draw:style-name="gr2" draw:text-style-name="P108" svg:width="6.002cm" svg:height="0.5cm" draw:control="control17"><svg:title>Gebruikersnaam</svg:title><svg:desc>Korte naam, bijv. jan</svg:desc></draw:control></text:span><text:span text:style-name="T229"><text:tab/></text:span><text:span text:style-name="T233">i</text:span><text:span text:style-name="T232">.</text:span><text:span text:style-name="T233">e</text:span><text:span text:style-name="T232">.</text:span><text:span text:style-name="T236"> </text:span><text:span text:style-name="T224">additional </text:span><text:span text:style-name="T225">user</text:span><text:span text:style-name="T226">s</text:span></text:p>
      <text:p text:style-name="P90"><text:span text:style-name="T284">r</text:span>eplace &lt;...&gt; in this checklist with the value in the text box.</text:p>
      <text:p text:style-name="P2"/>
      <text:p text:style-name="P2"/>
      <text:p text:style-name="P54"><text:span text:style-name="Strong_20_Emphasis"><text:span text:style-name="T199">Not yet on Linux?</text:span></text:span><text:span text:style-name="T167"><text:tab/></text:span><text:span text:style-name="T172">Use</text:span><text:span text:style-name="T168"> </text:span><text:span text:style-name="Strong_20_Emphasis"><text:span text:style-name="T173">Checklist </text:span></text:span><text:span text:style-name="Strong_20_Emphasis"><text:span text:style-name="T174">transfer</text:span></text:span><text:span text:style-name="T168"> o</text:span><text:span text:style-name="T171">n</text:span><text:span text:style-name="T168"> </text:span><text:a xlink:type="simple" xlink:href="https://karelzimmer.nl/html/en/home.html" text:style-name="Internet_20_link" text:visited-style-name="Visited_20_Internet_20_Link"><text:span text:style-name="Internet_20_link"><text:span text:style-name="T6">karelzimmer.nl/en</text:span></text:span></text:a><text:span text:style-name="T169"> </text:span><text:span text:style-name="T171">u</text:span><text:span text:style-name="T169">nder </text:span><text:span text:style-name="Strong_20_Emphasis"><text:span text:style-name="T200">Linux</text:span></text:span><text:span text:style-name="T170">.</text:span></text:p>
      <text:p text:style-name="P45"><text:span text:style-name="Strong_20_Emphasis"><text:span text:style-name="T251">New installation?</text:span></text:span><text:span text:style-name="T248"><text:tab/><text:tab/></text:span><text:span text:style-name="T249">Start at chapter </text:span><text:span text:style-name="Strong_20_Emphasis"><text:span text:style-name="T252"><text:bookmark-ref text:reference-format="page" text:ref-name="__RefNumPara__4009_12717081281">2</text:bookmark-ref></text:span></text:span><text:span text:style-name="Strong_20_Emphasis"><text:span text:style-name="T252"><text:s text:c="2"/></text:span></text:span><text:span text:style-name="Strong_20_Emphasis"><text:span text:style-name="T252"><text:bookmark-ref text:reference-format="text" text:ref-name="__RefNumPara__4009_12717081281">Perform installation</text:bookmark-ref></text:span></text:span><text:span text:style-name="T250">.</text:span></text:p>
      <text:p text:style-name="P46"/>
      <text:p text:style-name="P53"><text:span text:style-name="Strong_20_Emphasis"><text:span text:style-name="T25"/></text:span></text:p>
      <text:list text:style-name="L1">
        <text:list-item>
          <text:p text:style-name="P100"><text:bookmark-start text:name="__RefNumPara__4083_1271708128"/>Prepar<text:span text:style-name="T265">e</text:span> installatio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8"><text:span text:style-name="Strong_20_Emphasis"><text:span text:style-name="T64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4"><draw:control text:anchor-type="as-char" draw:z-index="9" draw:name="Vorm 5" draw:style-name="gr1" draw:text-style-name="P107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5"><text:span text:style-name="T31">Log in as </text:span><text:span text:style-name="T257">&lt;</text:span><text:span text:style-name="T258">user</text:span><text:span text:style-name="T257">&gt;</text:span><text:span text:style-name="T15"><text:note text:id="ftn2" text:note-class="footnote"><text:note-citation>2</text:note-citation><text:note-body><text:p text:style-name="P39"><text:span text:style-name="T99">Login any additional </text:span><text:span text:style-name="T100">user</text:span><text:span text:style-name="T103">s</text:span><text:span text:style-name="T105"> </text:span><text:span text:style-name="T99">and follow the same steps.</text:span></text:p></text:note-body></text:note></text:span><text:span text:style-name="T32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6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2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76"><text:span text:style-name="Strong_20_Emphasis"><text:span text:style-name="T64"><draw:control text:anchor-type="as-char" draw:z-index="20" draw:name="Vorm 3" draw:style-name="gr1" draw:text-style-name="P107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3" office:value-type="string">
            <text:p text:style-name="P104"><text:span text:style-name="T62">T</text:span><text:span text:style-name="T40">ype</text:span><text:span text:style-name="T41"> </text:span><text:span text:style-name="User_20_Entry"><text:span text:style-name="T115">t</text:span></text:span><text:span text:style-name="User_20_Entry"><text:span text:style-name="T116">erm</text:span></text:span><text:span text:style-name="T42"> </text:span><text:span text:style-name="T61">on the Activities overview</text:span><text:span text:style-name="T21"><text:note text:id="ftn0" text:note-class="footnote"><text:note-citation>3</text:note-citation><text:note-body><text:p text:style-name="P96"><text:span text:style-name="T294">P</text:span><text:span text:style-name="T293">ress </text:span><text:span text:style-name="T290">the Super key </text:span><text:span text:style-name="T291">(Windows/Command/Magnifier key</text:span><text:span text:style-name="T183">) </text:span><text:span text:style-name="T184">or c</text:span><text:span text:style-name="T185">lick top left on </text:span><text:span text:style-name="T186">Activities</text:span><text:span text:style-name="T290">.</text:span></text:p></text:note-body></text:note></text:span><text:span text:style-name="T61"> </text:span><text:span text:style-name="T53">a</text:span><text:span text:style-name="T48">nd click the </text:span><text:span text:style-name="Strong_20_Emphasis"><text:span text:style-name="T127">Terminal</text:span></text:span><text:span text:style-name="T48"> icon</text:span><text:span text:style-name="T42">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7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59"><text:span text:style-name="T37">Type the </text:span><text:span text:style-name="T60">following </text:span><text:span text:style-name="T37">t</text:span><text:span text:style-name="T49">hree</text:span><text:span text:style-name="T37"> commands, each followed by the</text:span><text:span text:style-name="T42"> </text:span><text:span text:style-name="T126">Enter</text:span><text:span text:style-name="T37"> key: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66"><text:span text:style-name="User_20_Entry"><text:span text:style-name="T109">sudo</text:span></text:span><text:span text:style-name="User_20_Entry"><text:span text:style-name="T110"> </text:span></text:span><text:span text:style-name="User_20_Entry"><text:span text:style-name="T10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6" office:value-type="string">
            <text:p text:style-name="P80"><text:span text:style-name="User_20_Entry"><text:span text:style-name="T110">wget karelzimmer.nl/</text:span></text:span><text:span text:style-name="User_20_Entry"><text:span text:style-name="T111">getkz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7" office:value-type="string">
            <text:p text:style-name="P80"><text:span text:style-name="User_20_Entry"><text:span text:style-name="T110">bash 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93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76"><text:span text:style-name="Strong_20_Emphasis"><text:span text:style-name="T64"><draw:control text:anchor-type="as-char" draw:z-index="21" draw:name="Vorm 4" draw:style-name="gr1" draw:text-style-name="P107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4"><draw:control text:anchor-type="as-char" draw:z-index="22" draw:name="Vorm 6" draw:style-name="gr1" draw:text-style-name="P107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105"><text:span text:style-name="T146">T</text:span><text:span text:style-name="T38">ype </text:span><text:span text:style-name="User_20_Entry"><text:span text:style-name="T117">m</text:span></text:span><text:span text:style-name="User_20_Entry"><text:span text:style-name="T114">enu</text:span></text:span><text:span text:style-name="T38"> </text:span><text:span text:style-name="T61">on the Activities overview </text:span><text:span text:style-name="T38">and click the 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T38"> icon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34"/></text:span></text:p>
          </table:table-cell>
          <table:table-cell table:style-name="_31_._5f_Installatie_5f_voorbereiden.D11" office:value-type="string">
            <text:p text:style-name="P62"><text:span text:style-name="T43">Select </text:span><text:span text:style-name="Strong_20_Emphasis"><text:span text:style-name="T128">1</text:span></text:span><text:span text:style-name="T43"> Prepar</text:span><text:span text:style-name="T58">e </text:span><text:span text:style-name="T43">installation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2" office:value-type="string">
            <text:p text:style-name="P48">Follow the instructions on the screen.</text:p>
          </table:table-cell>
        </table:table-row>
      </table:table>
      <text:p text:style-name="P43"><text:span text:style-name="Strong_20_Emphasis"><text:span text:style-name="T4"/></text:span></text:p>
      <text:list text:continue-numbering="true" text:style-name="L1">
        <text:list-item>
          <text:p text:style-name="P99"><text:bookmark-start text:name="__RefNumPara__4009_12717081281"/><text:span text:style-name="Strong_20_Emphasis"><text:span text:style-name="T175">Perform installation</text:span></text:span><text:bookmark-end text:name="__RefNumPara__4009_12717081281"/></text:p>
        </text:list-item>
      </text:list>
      <text:p text:style-name="P65"><text:span text:style-name="Strong_20_Emphasis"><text:span text:style-name="T17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78">Boot the computer from</text:span><text:span text:style-name="T180"><text:note text:id="ftn4" text:note-class="footnote"><text:note-citation>1</text:note-citation><text:note-body><text:p text:style-name="P27"><text:span text:style-name="T106">Boot menu/Setup via one of the </text:span><text:span text:style-name="T107">f</text:span><text:span text:style-name="T106">requently used keys: </text:span><text:span text:style-name="T157">Esc</text:span><text:span text:style-name="T108">, </text:span><text:span text:style-name="T157">Delete</text:span><text:span text:style-name="T108">, </text:span><text:span text:style-name="T157">F1</text:span><text:span text:style-name="T108">, </text:span><text:span text:style-name="T157">F2</text:span><text:span text:style-name="T108">, </text:span><text:span text:style-name="T157">F9</text:span><text:span text:style-name="T108">, </text:span><text:span text:style-name="T157">F10</text:span><text:span text:style-name="T108">, </text:span><text:span text:style-name="T157">F11</text:span><text:span text:style-name="T108">, or </text:span><text:span text:style-name="T157">F12</text:span></text:p></text:note-body></text:note></text:span><text:span text:style-name="T178"> an </text:span><text:span text:style-name="T160"><text:user-field-get text:name="Distro">Debian</text:user-field-get></text:span><text:span text:style-name="T161"><text:s/></text:span><text:span text:style-name="T161"><text:user-field-get text:name="Version">12</text:user-field-get></text:span><text:span text:style-name="T161"><text:s/></text:span><text:span text:style-name="T166">Desktop</text:span><text:span text:style-name="T164"> </text:span><text:span text:style-name="T179">Live</text:span><text:span text:style-name="T90"><text:note text:id="ftn5" text:note-class="footnote"><text:note-citation>2</text:note-citation><text:note-body><text:p text:style-name="P3"><text:span text:style-name="T239">From a Live USB stick you can boot and work with </text:span><text:span text:style-name="T192"><text:user-field-get text:name="Distro">Debian</text:user-field-get></text:span><text:span text:style-name="T192"><text:s/></text:span><text:span text:style-name="T239">without modifying any files on the hard drive and also allows installation of </text:span><text:span text:style-name="T192"><text:user-field-get text:name="Distro">Debian</text:user-field-get></text:span><text:span text:style-name="T192">.</text:span></text:p></text:note-body></text:note></text:span><text:span text:style-name="T89"> USB stick</text:span><text:span text:style-name="T91"><text:note text:id="ftn6" text:note-class="footnote"><text:note-citation>3</text:note-citation><text:note-body><text:p text:style-name="P78"><text:span text:style-name="T95">Create a bootable USB stick:<text:line-break/>Download a </text:span><text:span text:style-name="T104">Live-Gnome</text:span><text:span text:style-name="T98"> </text:span><text:span text:style-name="T95">image from</text:span><text:span text:style-name="T94"> </text:span><text:a xlink:type="simple" xlink:href="https://www.debian.org/" text:style-name="Internet_20_link" text:visited-style-name="Visited_20_Internet_20_Link"><text:span text:style-name="T240">debian.org</text:span></text:a><text:span text:style-name="T101"> </text:span><text:span text:style-name="T102">and</text:span><text:span text:style-name="T96"> </text:span><text:span text:style-name="Sterk_20_accent_20_voetnoot"><text:span text:style-name="T135">Other downloads</text:span></text:span><text:span text:style-name="T96"> (under Downloads).</text:span><text:span text:style-name="Strong_20_Emphasis"><text:span text:style-name="T95"><text:line-break/></text:span></text:span><text:span text:style-name="T97">The next steps are described in </text:span><text:span text:style-name="Sterk_20_accent_20_voetnoot"><text:span text:style-name="T136">Linux informati</text:span></text:span><text:span text:style-name="Sterk_20_accent_20_voetnoot"><text:span text:style-name="T137">on</text:span></text:span><text:span text:style-name="T97">, which can be found at </text:span><text:a xlink:type="simple" xlink:href="https://karelzimmer.nl/en" text:style-name="Internet_20_link" text:visited-style-name="Visited_20_Internet_20_Link"><text:span text:style-name="T241">karelzimmer.nl/en</text:span></text:a><text:span text:style-name="T97">, under </text:span><text:span text:style-name="Sterk_20_accent_20_voetnoot"><text:span text:style-name="T136">Linux</text:span></text:span><text:span text:style-name="T97">.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50">Select </text:span><text:span text:style-name="T155">Live </text:span><text:span text:style-name="T156">system (amd64)</text:span><text:span text:style-name="T151"> </text:span><text:span text:style-name="T152">and press </text:span><text:span text:style-name="T153">the</text:span><text:span text:style-name="T154"> </text:span><text:span text:style-name="T149">Enter</text:span><text:span text:style-name="T15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7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78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1"><text:span text:style-name="Strong_20_Emphasis"><text:span text:style-name="T64"><draw:control text:anchor-type="as-char" draw:z-index="6" draw:name="Vorm13_1" draw:style-name="gr1" draw:text-style-name="P10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8"><text:span text:style-name="T23">Start the installation by clicking </text:span><text:span text:style-name="Strong_20_Emphasis"><text:span text:style-name="T77">Activities</text:span></text:span><text:span text:style-name="T23"> and clicking </text:span><text:span text:style-name="Strong_20_Emphasis"><text:span text:style-name="T77">Install Debian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  <table:table-cell table:style-name="_32_._5f_Installatie_5f_uitvoeren.C7" office:value-type="string">
            <text:p text:style-name="P28">When prompted for a password, type <text:span text:style-name="User_20_Entry"><text:span text:style-name="T285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60"><text:span text:style-name="Emphasis"><text:span text:style-name="T269">Follow the installation screens and complete them.</text:span></text:span><text:span text:style-name="T277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7"><text:span text:style-name="T64"><draw:control text:anchor-type="as-char" draw:z-index="27" draw:name="Vorm13_ 2" draw:style-name="gr1" draw:text-style-name="P107" svg:width="0.35cm" svg:height="0.35cm" draw:control="control26"/></text:span></text:p>
          </table:table-cell>
          <table:table-cell table:style-name="_32_._5f_Installatie_5f_uitvoeren.C8" office:value-type="string">
            <text:p text:style-name="P82"><text:span text:style-name="T27">At</text:span><text:span text:style-name="T23"> </text:span><text:span text:style-name="T77">Welcome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3"><text:span text:style-name="T28">Select </text:span><text:span text:style-name="T30">application and </text:span><text:span text:style-name="T28">system language, and c</text:span><text:span text:style-name="T29">lic</text:span><text:span text:style-name="T27">k</text:span><text:span text:style-name="T29"> </text:span><text:span text:style-name="Strong_20_Emphasis"><text:span text:style-name="T133">Next</text:span></text:span><text:span text:style-name="T29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5"><text:span text:style-name="Strong_20_Emphasis"><text:span text:style-name="T64"><draw:control text:anchor-type="as-char" draw:z-index="13" draw:name="Vorm13_ 1" draw:style-name="gr1" draw:text-style-name="P107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9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74"><text:span text:style-name="Strong_20_Emphasis"><text:span text:style-name="T64"/></text:span></text:p>
          </table:table-cell>
          <table:table-cell table:style-name="_32_._5f_Installatie_5f_uitvoeren.C8" office:value-type="string">
            <text:p text:style-name="P5"><text:span text:style-name="T266">At</text:span> <text:span text:style-name="Strong_20_Emphasis">Regio</text:span><text:span text:style-name="Strong_20_Emphasis"><text:span text:style-name="T286">n</text:span></text:span> <text:span text:style-name="T266">choose</text:span> <text:span text:style-name="Strong_20_Emphasis">Europ</text:span><text:span text:style-name="Strong_20_Emphasis"><text:span text:style-name="T266">e</text:span></text:span> <text:span text:style-name="T283">and click </text:span><text:span text:style-name="Strong_20_Emphasis"><text:span text:style-name="T283">Next</text:span></text:span><text:span text:style-name="T283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74"><text:span text:style-name="Strong_20_Emphasis"><text:span text:style-name="T64"><draw:control text:anchor-type="as-char" draw:z-index="19" draw:name="Vorm13_ 4" draw:style-name="gr1" draw:text-style-name="P107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82">At</text:span> <text:span text:style-name="Strong_20_Emphasis"><text:span text:style-name="T282">Keyboard</text:span></text:span>: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8" office:value-type="string">
            <text:p text:style-name="P14"><text:span text:style-name="T263">Choose</text:span><text:span text:style-name="T253"> </text:span><text:span text:style-name="Strong_20_Emphasis"><text:span text:style-name="T253">English (US)</text:span></text:span><text:span text:style-name="T253"> </text:span><text:span text:style-name="T263">a</text:span><text:span text:style-name="T264">n</text:span><text:span text:style-name="T263">d</text:span><text:span text:style-name="T264"> </text:span><text:span text:style-name="Strong_20_Emphasis"><text:span text:style-name="T264">English (US, intl., with dead keys)</text:span></text:span><text:span text:style-name="T264">, </text:span><text:span text:style-name="T262">and click </text:span><text:span text:style-name="Strong_20_Emphasis"><text:span text:style-name="T262">Next</text:span></text:span><text:span text:style-name="T262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5"><text:span text:style-name="Strong_20_Emphasis"><text:span text:style-name="T64"><draw:control text:anchor-type="as-char" draw:z-index="28" draw:name="Vorm13_ 3" draw:style-name="gr1" draw:text-style-name="P107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9">At <text:span text:style-name="Strong_20_Emphasis"><text:span text:style-name="T287">Par</text:span></text:span><text:span text:style-name="Strong_20_Emphasis">ti</text:span><text:span text:style-name="Strong_20_Emphasis"><text:span text:style-name="T287">ti</text:span></text:span><text:span text:style-name="Strong_20_Emphasis">on</text:span><text:span text:style-name="Strong_20_Emphasis"><text:span text:style-name="T287">s</text:span></text:span>: 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74"><text:span text:style-name="Strong_20_Emphasis"><text:span text:style-name="T64"/></text:span></text:p>
          </table:table-cell>
          <table:table-cell table:style-name="_32_._5f_Installatie_5f_uitvoeren.C8" office:value-type="string">
            <text:p text:style-name="P5"><text:span text:style-name="T266">Select the appropriate options and click </text:span><text:span text:style-name="Strong_20_Emphasis"><text:span text:style-name="T283">Next</text:span></text:span><text:span text:style-name="T283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8"><text:span text:style-name="Strong_20_Emphasis"><text:span text:style-name="T64"><draw:control text:anchor-type="as-char" draw:z-index="4" draw:name="Vorm13" draw:style-name="gr1" draw:text-style-name="P107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3"><text:span text:style-name="T66">At </text:span><text:span text:style-name="Strong_20_Emphasis"><text:span text:style-name="T79">Users</text:span></text:span><text:span text:style-name="T70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87"><text:span text:style-name="T74">E</text:span><text:span text:style-name="T65">nter </text:span><text:span text:style-name="Strong_20_Emphasis"><text:span text:style-name="T79">What is your name</text:span></text:span><text:span text:style-name="T78"> </text:span><text:span text:style-name="T259">&lt;</text:span><text:span text:style-name="T260">user</text:span><text:span text:style-name="T259">&gt;</text:span><text:span text:style-name="T71">, </text:span><text:span text:style-name="Strong_20_Emphasis"><text:span text:style-name="T158"><text:line-break/></text:span></text:span><text:span text:style-name="Strong_20_Emphasis"><text:span text:style-name="T86">What name do you want to use to log in</text:span></text:span><text:span text:style-name="T72"> </text:span><text:span text:style-name="T259">&lt;</text:span><text:span text:style-name="T260">user</text:span><text:span text:style-name="T261">name</text:span><text:span text:style-name="T259">&gt;</text:span><text:span text:style-name="T72">,</text:span><text:span text:style-name="Strong_20_Emphasis"><text:span text:style-name="T159"><text:line-break/></text:span></text:span><text:span text:style-name="Strong_20_Emphasis"><text:span text:style-name="T87">What is the na</text:span></text:span><text:span text:style-name="Strong_20_Emphasis"><text:span text:style-name="T86">me of </text:span></text:span><text:span text:style-name="Strong_20_Emphasis"><text:span text:style-name="T88">this</text:span></text:span><text:span text:style-name="Strong_20_Emphasis"><text:span text:style-name="T86"> computer</text:span></text:span><text:span text:style-name="T7"> &lt;</text:span><text:span text:style-name="T16">computerna</text:span><text:span text:style-name="T17">me&gt;</text:span><text:span text:style-name="T72">,</text:span><text:span text:style-name="Strong_20_Emphasis"><text:span text:style-name="T159"><text:line-break/></text:span></text:span><text:span text:style-name="Strong_20_Emphasis"><text:span text:style-name="T134">enter a </text:span></text:span><text:span text:style-name="Strong_20_Emphasis"><text:span text:style-name="T83">password</text:span></text:span><text:span text:style-name="T73"> twice </text:span><text:span text:style-name="T75">and click </text:span><text:span text:style-name="Strong_20_Emphasis"><text:span text:style-name="T84">Next</text:span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8"><text:span text:style-name="Strong_20_Emphasis"><text:span text:style-name="T64"><draw:control text:anchor-type="as-char" draw:z-index="29" draw:name="Vorm 1" draw:style-name="gr1" draw:text-style-name="P107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4"><text:span text:style-name="T67">At</text:span><text:span text:style-name="T68"> </text:span><text:span text:style-name="Strong_20_Emphasis"><text:span text:style-name="T80">S</text:span></text:span><text:span text:style-name="Strong_20_Emphasis"><text:span text:style-name="T81">ummary</text:span></text:span><text:span text:style-name="T68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1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8"><text:span text:style-name="Strong_20_Emphasis"><text:span text:style-name="T64"><draw:control text:anchor-type="as-char" draw:z-index="30" draw:name="Vorm 11" draw:style-name="gr1" draw:text-style-name="P107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4"><text:span text:style-name="T67">At</text:span><text:span text:style-name="T68"> </text:span><text:span text:style-name="Strong_20_Emphasis"><text:span text:style-name="T82">Install</text:span></text:span><text:span text:style-name="T68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1">Wait for next screen.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8"><text:span text:style-name="Strong_20_Emphasis"><text:span text:style-name="T64"><draw:control text:anchor-type="as-char" draw:z-index="31" draw:name="Vorm 2" draw:style-name="gr1" draw:text-style-name="P107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4"><text:span text:style-name="T67">At</text:span><text:span text:style-name="T68"> </text:span><text:span text:style-name="Strong_20_Emphasis"><text:span text:style-name="T81">Finish</text:span></text:span><text:span text:style-name="T68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3" office:value-type="string">
            <text:p text:style-name="P31">Make sure <text:span text:style-name="Strong_20_Emphasis">Restart </text:span><text:span text:style-name="Strong_20_Emphasis"><text:span text:style-name="T288">n</text:span></text:span><text:span text:style-name="Strong_20_Emphasis">ow</text:span> is checked and click <text:span text:style-name="Strong_20_Emphasis"><text:span text:style-name="T289">Done</text:span></text:span>.</text:p>
          </table:table-cell>
        </table:table-row>
      </table:table>
      <text:p text:style-name="P36"><text:span text:style-name="Strong_20_Emphasis"><text:span text:style-name="T69"/></text:span></text:p>
      <text:list text:continue-numbering="true" text:style-name="L1">
        <text:list-item>
          <text:p text:style-name="P102"><text:bookmark-start text:name="__RefNumPara__12966_2272496019"/><text:span text:style-name="Strong_20_Emphasis"><text:span text:style-name="T85">Finish installation</text:span></text:span><text:bookmark-end text:name="__RefNumPara__12966_2272496019"/></text:p>
        </text:list-item>
      </text:list>
      <text:p text:style-name="P37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72"><text:span text:style-name="Strong_20_Emphasis"><text:span text:style-name="T64"><draw:control text:anchor-type="as-char" draw:z-index="5" draw:name="Vorm22" draw:style-name="gr1" draw:text-style-name="P10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T24">Log in as </text:span><text:span text:style-name="T259">&lt;</text:span><text:span text:style-name="T260">user</text:span><text:span text:style-name="T259">&gt;</text:span><text:span text:style-name="T24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4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2"><draw:control text:anchor-type="as-char" draw:z-index="11" draw:name="Vorm4_ 2" draw:style-name="gr1" draw:text-style-name="P10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9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94"/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76"><text:span text:style-name="Strong_20_Emphasis"><text:span text:style-name="T64"><draw:control text:anchor-type="as-char" draw:z-index="23" draw:name="Vorm4" draw:style-name="gr1" draw:text-style-name="P107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106"><text:span text:style-name="T63">T</text:span><text:span text:style-name="T40">ype</text:span><text:span text:style-name="T41"> </text:span><text:span text:style-name="User_20_Entry"><text:span text:style-name="T115">t</text:span></text:span><text:span text:style-name="User_20_Entry"><text:span text:style-name="T116">erm</text:span></text:span><text:span text:style-name="T42"> </text:span><text:span text:style-name="T61">on the Activities overview</text:span><text:span text:style-name="T21"><text:note text:id="ftn3" text:note-class="footnote"><text:note-citation>1</text:note-citation><text:note-body><text:p text:style-name="P97"><text:span text:style-name="T294">P</text:span><text:span text:style-name="T293">ress </text:span><text:span text:style-name="T290">the Super key </text:span><text:span text:style-name="T291">(Windows/Command/Magnifier key</text:span><text:span text:style-name="T183">) </text:span><text:span text:style-name="T184">or c</text:span><text:span text:style-name="T185">lick top left on </text:span><text:span text:style-name="T186">Activities</text:span><text:span text:style-name="T290">.</text:span></text:p></text:note-body></text:note></text:span><text:span text:style-name="T61"> </text:span><text:span text:style-name="T53">a</text:span><text:span text:style-name="T48">nd click the </text:span><text:span text:style-name="Strong_20_Emphasis"><text:span text:style-name="T127">Terminal</text:span></text:span><text:span text:style-name="T48"> icon</text:span><text:span text:style-name="T42">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70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66"><text:span text:style-name="T9">Type the </text:span><text:span text:style-name="T13">following </text:span><text:span text:style-name="T9">t</text:span><text:span text:style-name="T10">hree</text:span><text:span text:style-name="T9"> commands, each followed by the</text:span><text:span text:style-name="T42"> </text:span><text:span text:style-name="T126">Enter</text:span><text:span text:style-name="T9"> key: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7" office:value-type="string">
            <text:p text:style-name="P67"><text:span text:style-name="User_20_Entry"><text:span text:style-name="T109">sudo</text:span></text:span><text:span text:style-name="User_20_Entry"><text:span text:style-name="T110"> </text:span></text:span><text:span text:style-name="User_20_Entry"><text:span text:style-name="T10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8" office:value-type="string">
            <text:p text:style-name="P79"><text:span text:style-name="User_20_Entry"><text:span text:style-name="T110">wget karelzimmer.nl/</text:span></text:span><text:span text:style-name="User_20_Entry"><text:span text:style-name="T111">get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79"><text:span text:style-name="User_20_Entry"><text:span text:style-name="T110">bash 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93"/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76"><text:span text:style-name="Strong_20_Emphasis"><text:span text:style-name="T64"><draw:control text:anchor-type="as-char" draw:z-index="24" draw:name="Vorm 7" draw:style-name="gr1" draw:text-style-name="P107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106"><text:span text:style-name="T146">T</text:span><text:span text:style-name="T38">ype </text:span><text:span text:style-name="User_20_Entry"><text:span text:style-name="T117">m</text:span></text:span><text:span text:style-name="User_20_Entry"><text:span text:style-name="T114">enu</text:span></text:span><text:span text:style-name="T38"> </text:span><text:span text:style-name="T61">on the Activities overview </text:span><text:span text:style-name="T38">and click the 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T38"> icon.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72"><text:span text:style-name="Strong_20_Emphasis"><text:span text:style-name="T34"/></text:span></text:p>
          </table:table-cell>
          <table:table-cell table:style-name="_33_._5f_Installatie_5f_afronden.C13" office:value-type="string">
            <text:p text:style-name="P64"><text:span text:style-name="T44">Se</text:span><text:span text:style-name="T50">lect</text:span><text:span text:style-name="T44"> </text:span><text:span text:style-name="Strong_20_Emphasis"><text:span text:style-name="T129">3</text:span></text:span><text:span text:style-name="T130"> </text:span><text:span text:style-name="T131">Finish installatio</text:span><text:span text:style-name="T132">n</text:span><text:span text:style-name="T52">.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14" office:value-type="string">
            <text:p text:style-name="P50">Follow the instructions on the screen.</text:p>
          </table:table-cell>
        </table:table-row>
      </table:table>
      <text:p text:style-name="P37"><text:span text:style-name="Strong_20_Emphasis"><text:span text:style-name="T24"/></text:span></text:p>
      <text:list text:continue-numbering="true" text:style-name="L1">
        <text:list-item>
          <text:p text:style-name="P101"><text:span text:style-name="Strong_20_Emphasis"><text:span text:style-name="T14">P</text:span></text:span><text:span text:style-name="Strong_20_Emphasis"><text:span text:style-name="T242">rovision user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3"><text:span text:style-name="Strong_20_Emphasis"><text:span text:style-name="T64"><draw:control text:anchor-type="as-char" draw:z-index="7" draw:name="Vorm36_0" draw:style-name="gr1" draw:text-style-name="P107" svg:width="0.35cm" svg:height="0.35cm" draw:control="control6"/></text:span></text:span></text:p>
          </table:table-cell>
          <table:table-cell table:style-name="Tabel2.A1" office:value-type="string">
            <text:p text:style-name="P73"><text:span text:style-name="Strong_20_Emphasis"><text:span text:style-name="T64"><draw:control text:anchor-type="as-char" draw:z-index="8" draw:name="Vorm36_ 1" draw:style-name="gr1" draw:text-style-name="P107" svg:width="0.35cm" svg:height="0.35cm" draw:control="control7"/></text:span></text:span></text:p>
          </table:table-cell>
          <table:table-cell table:style-name="Tabel2.D1" office:value-type="string">
            <text:p text:style-name="P34"><text:span text:style-name="T26">Log in as</text:span><text:span text:style-name="T24"> </text:span><text:span text:style-name="T259">&lt;</text:span><text:span text:style-name="T260">user</text:span><text:span text:style-name="T259">&gt;</text:span><text:span text:style-name="T35"><text:note text:id="ftn8" text:note-class="footnote"><text:note-citation>1</text:note-citation><text:note-body><text:p text:style-name="P40"><text:span text:style-name="T138">Login any additional </text:span><text:span text:style-name="T140">user</text:span><text:span text:style-name="T139">s </text:span><text:span text:style-name="T138">and follow the same steps.</text:span></text:p></text:note-body></text:note></text:span><text:span text:style-name="T24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2"><draw:control text:anchor-type="as-char" draw:z-index="12" draw:name="Vorm4_ 3" draw:style-name="gr1" draw:text-style-name="P107" svg:width="0.35cm" svg:height="0.35cm" draw:control="control11"/></text:span></text:span></text:p>
          </table:table-cell>
          <table:table-cell table:style-name="Tabel2.D2" office:value-type="string">
            <text:p text:style-name="P61"><text:span text:style-name="T281">Follow the welcome screens.</text:span><text:span text:style-name="T278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76"><text:span text:style-name="Strong_20_Emphasis"><text:span text:style-name="T64"><draw:control text:anchor-type="as-char" draw:z-index="25" draw:name="Vorm 8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76"><text:span text:style-name="Strong_20_Emphasis"><text:span text:style-name="T64"><draw:control text:anchor-type="as-char" draw:z-index="26" draw:name="Vorm 9" draw:style-name="gr1" draw:text-style-name="P107" svg:width="0.35cm" svg:height="0.35cm" draw:control="control25"/></text:span></text:span></text:p>
          </table:table-cell>
          <table:table-cell table:style-name="Tabel2.D5" office:value-type="string">
            <text:p text:style-name="P103"><text:span text:style-name="T146">T</text:span><text:span text:style-name="T38">ype </text:span><text:span text:style-name="User_20_Entry"><text:span text:style-name="T117">m</text:span></text:span><text:span text:style-name="User_20_Entry"><text:span text:style-name="T114">enu</text:span></text:span><text:span text:style-name="T38"> </text:span><text:span text:style-name="T61">on the Activities overview</text:span><text:span text:style-name="T21"><text:note text:id="ftn7" text:note-class="footnote"><text:note-citation>2</text:note-citation><text:note-body><text:p text:style-name="P97"><text:span text:style-name="T294">P</text:span><text:span text:style-name="T293">ress </text:span><text:span text:style-name="T290">the Super key </text:span><text:span text:style-name="T291">(Windows/Command/Magnifier key</text:span><text:span text:style-name="T183">) </text:span><text:span text:style-name="T184">or c</text:span><text:span text:style-name="T185">lick top left on </text:span><text:span text:style-name="T186">Activities</text:span><text:span text:style-name="T290">.</text:span></text:p></text:note-body></text:note></text:span><text:span text:style-name="T61"> </text:span><text:span text:style-name="T38">and click the 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T38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3"><text:span text:style-name="T51">Select</text:span><text:span text:style-name="T44"> </text:span><text:span text:style-name="Strong_20_Emphasis"><text:span text:style-name="T129">4</text:span></text:span><text:span text:style-name="T76"> </text:span><text:span text:style-name="T59">Provision user</text:span><text:span text:style-name="T52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51">Follow the instructions on the screen.</text:p>
          </table:table-cell>
        </table:table-row>
      </table:table>
      <text:p text:style-name="P4"/>
      <text:p text:style-name="P95"/>
      <text:p text:style-name="P81"><text:span text:style-name="T165">End of checklist,</text:span><text:span text:style-name="T163"> </text:span><text:span text:style-name="T163"><text:user-field-get text:name="Distro">Debian</text:user-field-get></text:span><text:span text:style-name="T161"><text:s/></text:span><text:span text:style-name="T161"><text:user-field-get text:name="Version">12</text:user-field-get></text:span><text:span text:style-name="T162"><text:s/></text:span><text:span text:style-name="T166">Desktop</text:span><text:span text:style-name="T164"> </text:span><text:span text:style-name="T165">installation is complete.</text:span></text:p>
      <text:p text:style-name="P58"/>
      <text:p text:style-name="P56"><text:span text:style-name="T244">Written</text:span><text:span text:style-name="T243"> </text:span><text:span text:style-name="T244">by</text:span><text:span text:style-name="T243"> </text:span><text:a xlink:type="simple" xlink:href="mailto:info@karelzimmer.nl?subject=Checklist%20installation%20Linux" text:style-name="Internet_20_link" text:visited-style-name="Visited_20_Internet_20_Link"><text:span text:style-name="T254">Karel Zimmer</text:span></text:a><text:span text:style-name="T245">.</text:span></text:p>
      <text:p text:style-name="P57"><text:span text:style-name="T267">License </text:span><text:span text:style-name="T246">C</text:span><text:span text:style-name="T247">C0</text:span><text:span text:style-name="T245"> 1.0</text:span><text:span text:style-name="T268"> </text:span><text:span text:style-name="T26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8"><text:s/></text:span><text:span text:style-name="T26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2-23T11:17:31.327426149">23/02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3T11:17:31.223335017</dc:date>
    <meta:keyword>Installatie</meta:keyword>
    <meta:keyword>Checklist</meta:keyword>
    <meta:keyword>Linux</meta:keyword>
    <meta:editing-cycles>7069</meta:editing-cycles>
    <meta:editing-duration>P12DT12H45M33S</meta:editing-duration>
    <dc:creator>Karel Zimmer</dc:creator>
    <meta:printed-by>Karel Zimmer</meta:printed-by>
    <meta:print-date>2025-02-23T11:09:23.756519395</meta:print-date>
    <meta:document-statistic meta:table-count="4" meta:image-count="2" meta:object-count="0" meta:page-count="4" meta:paragraph-count="103" meta:word-count="556" meta:character-count="3456" meta:non-whitespace-character-count="2946"/>
    <meta:user-defined meta:name="Info 1"/>
    <meta:user-defined meta:name="Info 2"/>
    <meta:user-defined meta:name="Info 3"/>
    <meta:user-defined meta:name="Info 4"/>
  </office:meta>
</office:document-meta>
</file>